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75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46H33M31.834S" calcext:value-type="time">
            <text:p>346:33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Landmarks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14H32M32.421S" calcext:value-type="time">
            <text:p>14:3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75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3"/>
          <table:table-cell table:style-name="ce75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08:16:19.5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02T08:19:47.051000000</dc:date>
    <dc:creator>Benjamin Laws</dc:creator>
    <meta:editing-duration>P13DT20H44M29S</meta:editing-duration>
    <meta:editing-cycles>380</meta:editing-cycles>
    <meta:generator>LibreOffice/7.1.8.1$Windows_X86_64 LibreOffice_project/e1f30c802c3269a1d052614453f260e49458c82c</meta:generator>
    <meta:document-statistic meta:table-count="2" meta:cell-count="566" meta:object-count="0"/>
  </office:meta>
</office:document-meta>
</file>